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E552010" style:family="table" style:master-page-name="Default">
      <style:table-properties table:display="true" style:writing-mode="lr-tb"/>
    </style:style>
    <style:style style:name="ta-0E552178" style:family="table" style:master-page-name="Default">
      <style:table-properties table:display="true" style:writing-mode="lr-tb"/>
    </style:style>
    <style:style style:name="ta-0E5522E0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E52C0D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D20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D07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D39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italic" style:text-line-through-type="none" style:text-line-through-style="none" style:text-underline-type="none" style:text-underline-style="none" style:text-underline-width="auto" style:text-position="0% 100%" fo:font-size="10.00pt" fo:color="#008000" fo:font-family="Sans"/>
    </style:style>
    <style:style style:name="ACE-0E52C1A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8000" fo:font-family="Sans"/>
    </style:style>
    <style:style style:name="ACE-0E52E0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CFB0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D140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righ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C26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C65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C3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E52C7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39.00pt" style:use-optimal-column-width="true"/>
    </style:style>
    <style:style style:name="ACOL-2" style:family="table-column">
      <style:table-column-properties style:column-width="39.80pt" style:use-optimal-column-width="true"/>
    </style:style>
    <style:style style:name="ACOL-3" style:family="table-column">
      <style:table-column-properties style:column-width="19.11pt" style:use-optimal-column-width="true"/>
    </style:style>
    <style:style style:name="ACOL-4" style:family="table-column">
      <style:table-column-properties style:column-width="35.86pt" style:use-optimal-column-width="true"/>
    </style:style>
    <style:style style:name="ACOL-5" style:family="table-column"/>
    <style:style style:name="AROW-1" style:family="table-row"/>
    <style:style style:name="AROW-2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rk1" table:style-name="ta-0E552010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0" table:number-columns-repeated="251"/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number-columns-spanned="4" table:style-name="ACE-0E52C1A0" office:value-type="string" office:string-value="Test spreadsheet called">
            <text:p>Test spreadsheet called</text:p>
          </table:table-cell>
          <table:covered-table-cell table:number-columns-repeated="3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number-columns-spanned="4" table:style-name="ACE-0E52D398" office:value-type="string" office:string-value="sheet.ods">
            <text:p>sheet.ods</text:p>
          </table:table-cell>
          <table:covered-table-cell table:number-columns-repeated="3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E52D208" office:value-type="string" office:string-value="Item">
            <text:p>Item</text:p>
          </table:table-cell>
          <table:table-cell table:style-name="ACE-0E52D208" office:value-type="string" office:string-value="Price">
            <text:p>Price</text:p>
          </table:table-cell>
          <table:table-cell table:style-name="ACE-0E52D208" office:value-type="string" office:string-value="#">
            <text:p>#</text:p>
          </table:table-cell>
          <table:table-cell table:style-name="ACE-0E52D140" office:value-type="string" office:string-value="Total">
            <text:p>Total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E52D078" office:value-type="string" office:string-value="pen">
            <text:p>pe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ACE-0E52CFB0" table:formula="of:=[.C5]*[.D5]" office:value-type="float" office:value="8">
            <text:p>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E52D078" office:value-type="string" office:string-value="scissor">
            <text:p>scissor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ACE-0E52CFB0" table:formula="of:=[.C6]*[.D6]" office:value-type="float" office:value="8">
            <text:p>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E52D078" office:value-type="string" office:string-value="shoes">
            <text:p>shoes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">
            <text:p>2</text:p>
          </table:table-cell>
          <table:table-cell table:style-name="ACE-0E52CFB0" table:formula="of:=[.C7]*[.D7]" office:value-type="float" office:value="60">
            <text:p>6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E52D078"/>
          <table:table-cell table:number-columns-repeated="2" table:style-name="Gnumeric-default"/>
          <table:table-cell table:style-name="ACE-0E52CFB0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E52C0D8" office:value-type="string" office:string-value="Total sum:">
            <text:p>Total sum:</text:p>
          </table:table-cell>
          <table:table-cell table:number-columns-repeated="2" table:style-name="ACE-0E52C268"/>
          <table:table-cell table:style-name="ACE-0E52C650" table:formula="of:=SUM([.E5:.E8])" office:value-type="float" office:value="76">
            <text:p>76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6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39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Sheet_Title" table:expression="of:=&quot;Ark1&quot;" table:base-cell-address="$'Ark1'.$A$1"/>
          <table:named-expression table:name="Print_Area" table:expression="of:=#REF!" table:base-cell-address="$'Ark1'.$A$1"/>
        </table:named-expressions>
      </table:table>
      <table:table table:name="Ark2" table:style-name="ta-0E552178">
        <office:forms form:automatic-focus="false" form:apply-design-mode="false">
          <form:form/>
        </office:forms>
        <table:table-column table:default-cell-style-name="ACE-0E52C3F8" table:style-name="ACOL-0"/>
        <table:table-column table:default-cell-style-name="ACE-0E52C3F8" table:style-name="ACOL-0" table:number-columns-repeated="255"/>
        <table:table-row table:style-name="AROW-2">
          <table:table-cell table:number-columns-repeated="256" table:style-name="ACE-0E52C3F8"/>
        </table:table-row>
        <table:table-row table:style-name="AROW-2">
          <table:table-cell table:number-columns-repeated="256" table:style-name="ACE-0E52C3F8"/>
        </table:table-row>
        <table:table-row table:style-name="AROW-2" table:number-rows-repeated="65534">
          <table:table-cell table:number-columns-repeated="256" table:style-name="ACE-0E52C3F8"/>
        </table:table-row>
        <table:named-expressions>
          <table:named-expression table:name="Sheet_Title" table:expression="of:=&quot;Ark2&quot;" table:base-cell-address="$'Ark2'.$A$1"/>
          <table:named-expression table:name="Print_Area" table:expression="of:=#REF!" table:base-cell-address="$'Ark2'.$A$1"/>
        </table:named-expressions>
      </table:table>
      <table:table table:name="Ark3" table:style-name="ta-0E5522E0">
        <office:forms form:automatic-focus="false" form:apply-design-mode="false">
          <form:form/>
        </office:forms>
        <table:table-column table:default-cell-style-name="ACE-0E52C7E0" table:style-name="ACOL-0"/>
        <table:table-column table:default-cell-style-name="ACE-0E52C7E0" table:style-name="ACOL-0" table:number-columns-repeated="255"/>
        <table:table-row table:style-name="AROW-2">
          <table:table-cell table:number-columns-repeated="256" table:style-name="ACE-0E52C7E0"/>
        </table:table-row>
        <table:table-row table:style-name="AROW-2">
          <table:table-cell table:number-columns-repeated="256" table:style-name="ACE-0E52C7E0"/>
        </table:table-row>
        <table:table-row table:style-name="AROW-2" table:number-rows-repeated="65534">
          <table:table-cell table:number-columns-repeated="256" table:style-name="ACE-0E52C7E0"/>
        </table:table-row>
        <table:named-expressions>
          <table:named-expression table:name="Sheet_Title" table:expression="of:=&quot;Ark3&quot;" table:base-cell-address="$'Ark3'.$A$1"/>
          <table:named-expression table:name="Print_Area" table:expression="of:=#REF!" table:base-cell-address="$'Ark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2-10T14:03:04Z</dc:date>
    <meta:creation-date>2010-12-08T13:53:30Z</meta:creation-date>
    <meta:editing-cycles>2</meta:editing-cycles>
    <meta:editing-duration>PT00H03M02S</meta:editing-duration>
    <meta:generator>gnumeric/1.10.16</meta:generator>
  </office:meta>
</office:document-meta>
</file>